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table:number-columns-spanned="4" table:number-rows-spanned="1">
            <text:p>Meist benutztes Headmounted Display</text:p>
          </table:table-cell>
          <table:covered-table-cell table:style-name="Default"/>
          <table:covered-table-cell table:number-columns-repeated="2"/>
        </table:table-row>
        <table:table-row table:style-name="ro2">
          <table:table-cell office:value-type="string">
            <text:p>Andere</text:p>
          </table:table-cell>
          <table:table-cell table:style-name="ce1" office:value-type="percentage" office:value="0.0935">
            <text:p>9,35%</text:p>
          </table:table-cell>
          <table:table-cell/>
          <table:table-cell>
            <draw:frame table:end-cell-address="Tabelle1.K21" table:end-x="0.237cm" table:end-y="0.341cm" draw:z-index="0" draw:style-name="gr1" draw:text-style-name="P1" svg:width="15.999cm" svg:height="8.999cm" svg:x="0.045cm" svg:y="0.02cm">
              <draw:object draw:notify-on-update-of-ranges="Tabelle1.A2:Tabelle1.A8 Tabelle1.B2:Tabelle1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Windows Mixed Reality</text:p>
          </table:table-cell>
          <table:table-cell table:style-name="ce1" office:value-type="percentage" office:value="0.0557">
            <text:p>5,57%</text:p>
          </table:table-cell>
          <table:table-cell table:number-columns-repeated="2"/>
        </table:table-row>
        <table:table-row table:style-name="ro1">
          <table:table-cell office:value-type="string">
            <text:p>Oculus Rift</text:p>
          </table:table-cell>
          <table:table-cell office:value-type="percentage" office:value="0.0603">
            <text:p>6,03%</text:p>
          </table:table-cell>
          <table:table-cell table:number-columns-repeated="2"/>
        </table:table-row>
        <table:table-row table:style-name="ro2">
          <table:table-cell office:value-type="string">
            <text:p>HTC VIVE</text:p>
          </table:table-cell>
          <table:table-cell office:value-type="percentage" office:value="0.0705">
            <text:p>7,05%</text:p>
          </table:table-cell>
          <table:table-cell table:number-columns-repeated="2"/>
        </table:table-row>
        <table:table-row table:style-name="ro1">
          <table:table-cell office:value-type="string">
            <text:p>Oculus Rift S</text:p>
          </table:table-cell>
          <table:table-cell office:value-type="percentage" office:value="0.1341">
            <text:p>13,41%</text:p>
          </table:table-cell>
          <table:table-cell table:number-columns-repeated="2"/>
        </table:table-row>
        <table:table-row table:style-name="ro1">
          <table:table-cell office:value-type="string">
            <text:p>Valve Index HMD</text:p>
          </table:table-cell>
          <table:table-cell office:value-type="percentage" office:value="0.1724">
            <text:p>17,24%</text:p>
          </table:table-cell>
          <table:table-cell table:number-columns-repeated="2"/>
        </table:table-row>
        <table:table-row table:style-name="ro1">
          <table:table-cell office:value-type="string">
            <text:p>Meta Quest 2</text:p>
          </table:table-cell>
          <table:table-cell office:value-type="percentage" office:value="0.4135">
            <text:p>41,35%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table:number-columns-spanned="2" table:number-rows-spanned="1">
            <text:p>Abgerufen am 25.01.203</text:p>
          </table:table-cell>
          <table:covered-table-cell table:style-name="Default"/>
          <table:table-cell table:number-columns-repeated="2"/>
        </table:table-row>
        <table:table-row table:style-name="ro2">
          <table:table-cell office:value-type="string" table:number-columns-spanned="2" table:number-rows-spanned="1">
            <text:p>Stand: Juli 2021 – Dezember 2022</text:p>
          </table:table-cell>
          <table:covered-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25.01.2023</text:date>, <text:time>02:3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5T02:22:38.29</meta:creation-date>
    <dc:date>2023-01-25T02:34:48.75</dc:date>
    <meta:editing-duration>PT12M10S</meta:editing-duration>
    <meta:editing-cycles>3</meta:editing-cycles>
    <meta:generator>OpenOffice/4.1.13$Win32 OpenOffice.org_project/4113m1$Build-9810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647cm" svg:y="2.616cm" style:legend-expansion="high" chart:style-name="ch2"/>
        <chart:plot-area chart:style-name="ch3" table:cell-range-address="Tabelle1.A2:Tabelle1.B8" chart:data-source-has-labels="column" svg:x="0.32cm" svg:y="0.675cm" svg:width="11.007cm" svg:height="8.14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21cm" svg:y="0.675cm" svg:width="11.004cm" svg:height="8.145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abelle1.A2:Tabelle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e1.B2:Tabelle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ndere</text:p>
                <draw:g>
                  <svg:desc>Tabelle1.A2:Tabelle1.A8</svg:desc>
                </draw:g>
              </table:table-cell>
              <table:table-cell office:value-type="float" office:value="0.0935">
                <text:p>0.0935</text:p>
                <draw:g>
                  <svg:desc>Tabelle1.B2:Tabelle1.B8</svg:desc>
                </draw:g>
              </table:table-cell>
            </table:table-row>
            <table:table-row>
              <table:table-cell office:value-type="string">
                <text:p>Windows Mixed Reality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string">
                <text:p>Oculus Rift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HTC VIVE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Oculus Rift S</text:p>
              </table:table-cell>
              <table:table-cell office:value-type="float" office:value="0.1341">
                <text:p>0.1341</text:p>
              </table:table-cell>
            </table:table-row>
            <table:table-row>
              <table:table-cell office:value-type="string">
                <text:p>Valve Index HMD</text:p>
              </table:table-cell>
              <table:table-cell office:value-type="float" office:value="0.1724">
                <text:p>0.1724</text:p>
              </table:table-cell>
            </table:table-row>
            <table:table-row>
              <table:table-cell office:value-type="string">
                <text:p>Meta Quest 2</text:p>
              </table:table-cell>
              <table:table-cell office:value-type="float" office:value="0.4135">
                <text:p>0.4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